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900000096CD509C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873cm" svg:height="1.73cm" svg:x="3.826cm" svg:y="2.842cm">
          <draw:image xlink:href="Pictures/10000201000000F900000096CD509C1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16cm" fo:page-height="7.4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san Karahan</meta:initial-creator>
    <meta:creation-date>2010-09-17T15:54:36</meta:creation-date>
    <dc:date>2010-09-17T15:57:17</dc:date>
    <dc:creator>Hasan Karahan</dc:creator>
    <meta:editing-duration>PT00H02M41S</meta:editing-duration>
    <meta:editing-cycles>1</meta:editing-cycles>
    <meta:document-statistic meta:object-count="1"/>
    <meta:generator>OpenOffice.org/3.2$Linux OpenOffice.org_project/320m12$Build-9483</meta:generator>
  </office:meta>
</office:document-meta>
</file>